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0.344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589cm"/>
    </style:style>
    <style:style style:name="co18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3">
            <text:p>3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5.5">
            <text:p>5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5" table:number-columns-repeated="2"/>
          <table:table-cell table:style-name="ce10" table:number-columns-repeated="2"/>
          <table:table-cell table:style-name="ce15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8.5">
            <text:p>8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0">
            <text:p>0</text:p>
          </table:table-cell>
          <table:table-cell table:style-name="ce12" table:formula="of:=SUM([.Y4:.Y5])" office:value-type="float" office:value="0">
            <text:p>0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0">
            <text:p>0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/02/2016</text:date>, <text:time>18:2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2-16T18:27:18.58</dc:date>
    <meta:editing-cycles>43</meta:editing-cycles>
    <meta:editing-duration>PT00H22M11S</meta:editing-duration>
    <meta:document-statistic meta:table-count="5" meta:cell-count="351" meta:object-count="0"/>
  </office:meta>
</office:document-meta>
</file>